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3.3126in"/>
        </style:tab-stops>
      </style:paragraph-properties>
      <style:text-properties fo:color="#0d1f63" fo:font-weight="bold" officeooo:rsid="000963ca" officeooo:paragraph-rsid="000963ca" style:font-weight-asian="bold" style:font-weight-complex="bold"/>
    </style:style>
    <style:style style:name="P2" style:family="paragraph" style:parent-style-name="Standard">
      <style:paragraph-properties fo:text-align="start" style:justify-single-word="false">
        <style:tab-stops>
          <style:tab-stop style:position="3.3126in"/>
        </style:tab-stops>
      </style:paragraph-properties>
      <style:text-properties fo:color="#0d1f63" fo:font-weight="bold" officeooo:rsid="000963ca" officeooo:paragraph-rsid="000963ca" style:font-weight-asian="bold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3.3126in"/>
        </style:tab-stops>
      </style:paragraph-properties>
      <style:text-properties fo:color="#0d1f63" fo:font-weight="bold" officeooo:rsid="000af1d4" officeooo:paragraph-rsid="000af1d4" style:font-weight-asian="bold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3.3126in"/>
        </style:tab-stops>
      </style:paragraph-properties>
      <style:text-properties fo:color="#0d1f63" fo:font-weight="bold" officeooo:rsid="000cc191" officeooo:paragraph-rsid="000cc191" style:font-weight-asian="bold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3.3126in"/>
        </style:tab-stops>
      </style:paragraph-properties>
      <style:text-properties fo:color="#666666" fo:font-weight="bold" officeooo:rsid="000963ca" officeooo:paragraph-rsid="000963ca" style:font-weight-asian="bold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3.3126in"/>
        </style:tab-stops>
      </style:paragraph-properties>
      <style:text-properties fo:color="#666666" fo:font-weight="bold" officeooo:rsid="000af1d4" officeooo:paragraph-rsid="000af1d4" style:font-weight-asian="bold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3.3126in"/>
        </style:tab-stops>
      </style:paragraph-properties>
      <style:text-properties fo:color="#666666" fo:font-weight="bold" officeooo:rsid="000cc191" officeooo:paragraph-rsid="000cc191" style:font-weight-asian="bold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3.3126in"/>
        </style:tab-stops>
      </style:paragraph-properties>
      <style:text-properties fo:color="#0d1f63" fo:font-weight="bold" officeooo:rsid="000963ca" officeooo:paragraph-rsid="000963ca" style:font-weight-asian="bold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3.3126in"/>
        </style:tab-stops>
      </style:paragraph-properties>
      <style:text-properties fo:color="#0d1f63" fo:font-weight="bold" officeooo:rsid="000af1d4" officeooo:paragraph-rsid="000af1d4" style:font-weight-asian="bold" style:font-weight-complex="bold"/>
    </style:style>
    <style:style style:name="P10" style:family="paragraph" style:parent-style-name="Standard">
      <style:paragraph-properties fo:text-align="start" style:justify-single-word="false">
        <style:tab-stops>
          <style:tab-stop style:position="3.3126in"/>
        </style:tab-stops>
      </style:paragraph-properties>
      <style:text-properties fo:color="#0d1f63" fo:font-weight="bold" officeooo:rsid="000cc191" officeooo:paragraph-rsid="000cc191" style:font-weight-asian="bold" style:font-weight-complex="bold"/>
    </style:style>
    <style:style style:name="P11" style:family="paragraph" style:parent-style-name="Standard">
      <style:paragraph-properties fo:text-align="start" style:justify-single-word="false">
        <style:tab-stops>
          <style:tab-stop style:position="3.3126in"/>
        </style:tab-stops>
      </style:paragraph-properties>
      <style:text-properties fo:color="#0d1f63" fo:font-style="normal" fo:font-weight="bold" officeooo:rsid="000963ca" officeooo:paragraph-rsid="000963ca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3.3126in"/>
        </style:tab-stops>
      </style:paragraph-properties>
      <style:text-properties fo:color="#0d1f63" fo:font-size="15pt" style:text-underline-style="solid" style:text-underline-width="auto" style:text-underline-color="font-color" fo:font-weight="bold" officeooo:rsid="000963ca" officeooo:paragraph-rsid="000963ca" fo:background-color="#fff200" style:font-size-asian="15pt" style:font-weight-asian="bold" style:font-size-complex="15pt" style:font-weight-complex="bold"/>
    </style:style>
    <style:style style:name="T1" style:family="text">
      <style:text-properties officeooo:rsid="000af1d4"/>
    </style:style>
    <style:style style:name="T2" style:family="text">
      <style:text-properties officeooo:rsid="000cc191"/>
    </style:style>
    <style:style style:name="T3" style:family="text">
      <style:text-properties fo:color="#666666"/>
    </style:style>
    <style:style style:name="T4" style:family="text">
      <style:text-properties fo:color="#666666" officeooo:rsid="00172e6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5d032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5d032" style:font-style-asian="normal" style:font-style-complex="normal"/>
    </style:style>
    <style:style style:name="T9" style:family="text">
      <style:text-properties officeooo:rsid="0015d032"/>
    </style:style>
    <style:style style:name="T10" style:family="text">
      <style:text-properties fo:font-weight="normal" officeooo:rsid="0015d032" style:font-weight-asian="normal" style:font-weight-complex="normal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size="13pt" officeooo:rsid="0015d032" style:font-size-asian="13pt" style:font-size-complex="13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officeooo:rsid="0015d032" style:font-size-asian="14pt" style:font-size-complex="14pt"/>
    </style:style>
    <style:style style:name="T15" style:family="text">
      <style:text-properties fo:font-size="14pt" fo:font-style="normal" officeooo:rsid="0015d032" style:font-size-asian="14pt" style:font-style-asian="normal" style:font-size-complex="14pt" style:font-style-complex="normal"/>
    </style:style>
    <style:style style:name="T16" style:family="text">
      <style:text-properties fo:font-size="14pt" fo:font-style="italic" officeooo:rsid="0015d032" style:font-size-asian="14pt" style:font-style-asian="italic" style:font-size-complex="14pt" style:font-style-complex="italic"/>
    </style:style>
    <style:style style:name="T17" style:family="text">
      <style:text-properties fo:font-size="14pt" fo:font-weight="normal" officeooo:rsid="0015d032" style:font-size-asian="14pt" style:font-weight-asian="normal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Test types and why </text:p>
      <text:p text:style-name="P1"/>
      <text:p text:style-name="P2"><text:span text:style-name="T15">1/</text:span><text:span text:style-name="T8"> </text:span><text:span text:style-name="T7">unit testing</text:span></text:p>
      <text:p text:style-name="P2"/>
      <text:p text:style-name="P5">type of software testing done during the development phase to validate that each unit of software code performs as expected</text:p>
      <text:p text:style-name="P2"/>
      <text:p text:style-name="P2"/>
      <text:p text:style-name="P2"/>
      <text:p text:style-name="P2"><text:span text:style-name="T14">2/ </text:span><text:span text:style-name="T11">i</text:span>ntegration testing </text:p>
      <text:p text:style-name="P2"/>
      <text:p text:style-name="P2"><text:span text:style-name="T3">level of software testing where individual units are combined and tested as a group to expose faults in the interaction between integrated units</text:span> </text:p>
      <text:p text:style-name="P2"/>
      <text:p text:style-name="P2"/>
      <text:p text:style-name="P2"/>
      <text:p text:style-name="P2"/>
      <text:p text:style-name="P2"><text:span text:style-name="T16">3/ </text:span>regression testing</text:p>
      <text:p text:style-name="P2"/>
      <text:p text:style-name="P5">type of testing done to verify that the product works fine with new functionality, bug fixes or any change in the existing feature</text:p>
      <text:p text:style-name="P2"/>
      <text:p text:style-name="P2"/>
      <text:p text:style-name="P2"/>
      <text:p text:style-name="P2"/>
      <text:p text:style-name="P2"/>
      <text:p text:style-name="P2"><text:span text:style-name="T14">4/</text:span><text:span text:style-name="T17"> </text:span>smoke testing</text:p>
      <text:p text:style-name="P2"/>
      <text:p text:style-name="P5">type of software testing is done to verify whether the important features are working and there are no showstoppers in the build that is under testing</text:p>
      <text:p text:style-name="P2"/>
      <text:p text:style-name="P2"/>
      <text:p text:style-name="P2"/>
      <text:p text:style-name="P2"/>
      <text:p text:style-name="P2"/>
      <text:p text:style-name="P2"/>
      <text:p text:style-name="P11"><text:span text:style-name="T13">5/</text:span> <text:span text:style-name="T1">alpha testing </text:span></text:p>
      <text:p text:style-name="P2"/>
      <text:p text:style-name="P6">type of acceptance testing performed to identify all possible bugs before releasing the product to users</text:p>
      <text:p text:style-name="P3"/>
      <text:p text:style-name="P3"/>
      <text:p text:style-name="P3"/>
      <text:p text:style-name="P3"><text:span text:style-name="T13">6/</text:span> beta testing </text:p>
      <text:p text:style-name="P3"/>
      <text:p text:style-name="P3"><text:span text:style-name="T3">is giving a finished or nearly finished product to a sample of current users to evaluate it`s performance in the real world</text:span> </text:p>
      <text:p text:style-name="P3"/>
      <text:p text:style-name="P3"/>
      <text:p text:style-name="P3"/>
      <text:p text:style-name="P3"/>
      <text:p text:style-name="P3"><text:soft-page-break/></text:p>
      <text:p text:style-name="P3"><text:span text:style-name="T13">7/ </text:span>sanity testing </text:p>
      <text:p text:style-name="P3"/>
      <text:p text:style-name="P6">to validate the functionality of application and not detailed testing</text:p>
      <text:p text:style-name="P3"/>
      <text:p text:style-name="P3"/>
      <text:p text:style-name="P3"/>
      <text:p text:style-name="P3"/>
      <text:p text:style-name="P3"/>
      <text:p text:style-name="P3">8/ interface testing</text:p>
      <text:p text:style-name="P3"/>
      <text:p text:style-name="P3"><text:span text:style-name="T3">is done to check if the server execution is proper and error handling is done properly</text:span> </text:p>
      <text:p text:style-name="P3"/>
      <text:p text:style-name="P3"/>
      <text:p text:style-name="P3"/>
      <text:p text:style-name="P3"/>
      <text:p text:style-name="P3"/>
      <text:p text:style-name="P3">9/ <text:s/>security testing </text:p>
      <text:p text:style-name="P3"/>
      <text:p text:style-name="P6">to identify the threats in the system by detecting all possible security risks in the <text:s/>software</text:p>
      <text:p text:style-name="P3"/>
      <text:p text:style-name="P3"/>
      <text:p text:style-name="P3"/>
      <text:p text:style-name="P3"/>
      <text:p text:style-name="P3"/>
      <text:p text:style-name="P3">10/ <text:s/>performance testing</text:p>
      <text:p text:style-name="P3"/>
      <text:p text:style-name="P6">to determine whether the software meets speed, stability requirements under expected workloads</text:p>
      <text:p text:style-name="P3"/>
      <text:p text:style-name="P3"/>
      <text:p text:style-name="P3"/>
      <text:p text:style-name="P3"/>
      <text:p text:style-name="P3">11/ usability testing </text:p>
      <text:p text:style-name="P3"/>
      <text:p text:style-name="P6">to understand how real users interact with the website or application</text:p>
      <text:p text:style-name="P3"/>
      <text:p text:style-name="P3"/>
      <text:p text:style-name="P3">12/ <text:s/>exploratory testing </text:p>
      <text:p text:style-name="P3"/>
      <text:p text:style-name="P3"><text:span text:style-name="T3">identify critical issues earlier in the cycle and save times</text:span> </text:p>
      <text:p text:style-name="P6">it helps the most with the <text:span text:style-name="T2">undetailed</text:span> documents</text:p>
      <text:p text:style-name="P3"/>
      <text:p text:style-name="P3"/>
      <text:p text:style-name="P3"/>
      <text:p text:style-name="P3"/>
      <text:p text:style-name="P3"/>
      <text:p text:style-name="P4">13/ API testing </text:p>
      <text:p text:style-name="P4"/>
      <text:p text:style-name="P4"><text:span text:style-name="T3">to check functionality, performance and security by sending calls to the api , get out</text:span><text:span text:style-name="T4">p</text:span><text:span text:style-name="T3">ut and note down the system`s response</text:span> </text:p>
      <text:p text:style-name="P4"/>
      <text:p text:style-name="P4"><text:soft-page-break/></text:p>
      <text:p text:style-name="P4">14/ automated testing </text:p>
      <text:p text:style-name="P4"/>
      <text:p text:style-name="P7">can easily execute thousands of different complex tests during every test run providing coverage that is impossible with manual testing</text:p>
      <text:p text:style-name="P4"/>
      <text:p text:style-name="P4"/>
      <text:p text:style-name="P4"/>
      <text:p text:style-name="P4"/>
      <text:p text:style-name="P4">15/ static testing </text:p>
      <text:p text:style-name="P4"/>
      <text:p text:style-name="P7">to improve the quality of software by finding errors in the early stages of the development cycle</text:p>
      <text:p text:style-name="P4"/>
      <text:p text:style-name="P4"/>
      <text:p text:style-name="P4"/>
      <text:p text:style-name="P4"/>
      <text:p text:style-name="P4"/>
      <text:p text:style-name="P4">16/ dynamic testing </text:p>
      <text:p text:style-name="P4"/>
      <text:p text:style-name="P7">working with the actual system to ensure the consistency to softwar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0T04:51:00.059231770</meta:creation-date>
    <dc:date>2020-08-10T18:25:45.778762666</dc:date>
    <meta:editing-duration>PT18M50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3" meta:paragraph-count="34" meta:word-count="334" meta:character-count="2058" meta:non-whitespace-character-count="1737"/>
  </office:meta>
</office:document-meta>
</file>